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6" style:family="paragraph">
      <loext:graphic-properties draw:fill="none" draw:fill-color="#ffffff"/>
      <style:paragraph-properties fo:text-align="center"/>
      <style:text-properties fo:color="#000099" style:font-name="Segoe UI Semibold1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99" style:font-name="Segoe UI Semibold1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name-asian="LSBSymbol" style:font-size-asian="28pt" style:font-name-complex="LSBSymbol1" style:font-size-complex="28pt"/>
    </style:style>
    <style:style style:name="T2" style:family="text">
      <style:text-properties fo:color="#003d73" style:font-name="Segoe UI Semibold" fo:font-size="32pt" fo:language="en" fo:country="US" fo:font-style="italic" style:text-underline-style="none" style:letter-kerning="true" style:font-name-asian="LSBSymbol" style:font-size-asian="32pt" style:language-asian="ar" style:country-asian="SA" style:font-style-asian="italic" style:font-name-complex="LSBSymbol1" style:font-size-complex="32pt" style:font-style-complex="italic"/>
    </style:style>
    <style:style style:name="T3" style:family="text">
      <style:text-properties fo:color="#000099" style:font-name="Segoe UI Semibold" fo:font-size="32pt" fo:language="en" fo:country="US" fo:font-style="italic" style:text-underline-style="none" style:letter-kerning="true" style:font-name-asian="LSBSymbol" style:font-size-asian="32pt" style:language-asian="ar" style:country-asian="SA" style:font-style-asian="italic" style:font-name-complex="LSBSymbol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3.876cm" svg:height="7.572cm" svg:x="2.032cm" svg:y="1.016cm">
          <draw:text-box>
            <text:p text:style-name="P1"><text:span text:style-name="T1">PROPER PREFACE</text:span></text:p>
            <text:p text:style-name="P2"><text:span text:style-name="T2">P: It is truly good, right, and salutary that we </text:span></text:p>
            <text:p text:style-name="P2"><text:span text:style-name="T2"><text:s text:c="4"/></text:span><text:span text:style-name="T2">should at all times and in all places give </text:span></text:p>
            <text:p text:style-name="P2"><text:span text:style-name="T2"><text:s text:c="4"/></text:span><text:span text:style-name="T2">thanks to You, holy Lord, almighty Father, </text:span></text:p>
            <text:p text:style-name="P2"><text:span text:style-name="T2"><text:s text:c="4"/></text:span><text:span text:style-name="T2">everlasting Go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3.876cm" svg:height="7.766cm" svg:x="2.032cm" svg:y="1.016cm">
          <draw:text-box>
            <text:p text:style-name="P5"><text:span text:style-name="T3"><text:s text:c="4"/></text:span><text:span text:style-name="T2">through Jesus Christ, our Lord, who after </text:span></text:p>
            <text:p text:style-name="P5"><text:span text:style-name="T2"><text:s text:c="4"/></text:span><text:span text:style-name="T2">His resurrection appeared openly to all His </text:span></text:p>
            <text:p text:style-name="P5"><text:span text:style-name="T2"><text:s text:c="4"/></text:span><text:span text:style-name="T2">disciples and in their sight was taken up </text:span></text:p>
            <text:p text:style-name="P5"><text:span text:style-name="T2"><text:s text:c="4"/></text:span><text:span text:style-name="T2">into heaven that He might make us </text:span></text:p>
            <text:p text:style-name="P5"><text:span text:style-name="T2"><text:s text:c="4"/></text:span><text:span text:style-name="T2">partakers of His divine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3.876cm" svg:height="6.35cm" svg:x="2.032cm" svg:y="1.016cm">
          <draw:text-box>
            <text:p text:style-name="P5"><text:span text:style-name="T3"><text:s text:c="4"/></text:span><text:span text:style-name="T2">Therefore with angels and archangels and </text:span></text:p>
            <text:p text:style-name="P5"><text:span text:style-name="T2"><text:s text:c="4"/></text:span><text:span text:style-name="T2">with all the company of heaven we laud </text:span></text:p>
            <text:p text:style-name="P5"><text:span text:style-name="T2"><text:s text:c="4"/></text:span><text:span text:style-name="T2">and magnify Your glorious name, evermore <text:s text:c="4"/>praising You and say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4:25:21.465000000</meta:creation-date>
    <dc:title>1030 Wt. Intro</dc:title>
    <meta:editing-duration>PT27M39S</meta:editing-duration>
    <meta:editing-cycles>34</meta:editing-cycles>
    <meta:generator>LibreOffice/6.0.1.1$Windows_X86_64 LibreOffice_project/60bfb1526849283ce2491346ed2aa51c465abfe6</meta:generator>
    <dc:date>2018-07-03T13:00:26.866000000</dc:date>
    <meta:document-statistic meta:object-count="41"/>
  </office:meta>
</office:document-meta>
</file>